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d332" officeooo:paragraph-rsid="001ed332"/>
    </style:style>
    <style:style style:name="P2" style:family="paragraph" style:parent-style-name="Standard">
      <style:text-properties fo:font-weight="bold" officeooo:rsid="001ed332" officeooo:paragraph-rsid="001ed332" style:font-weight-asian="bold" style:font-weight-complex="bold"/>
    </style:style>
    <style:style style:name="P3" style:family="paragraph" style:parent-style-name="Standard">
      <style:text-properties officeooo:paragraph-rsid="001ed332"/>
    </style:style>
    <style:style style:name="P4" style:family="paragraph" style:parent-style-name="Standard">
      <style:text-properties officeooo:rsid="001ed332" officeooo:paragraph-rsid="001ed332"/>
    </style:style>
    <style:style style:name="P5" style:family="paragraph" style:parent-style-name="Standard">
      <style:text-properties officeooo:rsid="00202a75" officeooo:paragraph-rsid="00210fbb"/>
    </style:style>
    <style:style style:name="P6" style:family="paragraph" style:parent-style-name="Standard">
      <style:text-properties officeooo:rsid="00210fbb" officeooo:paragraph-rsid="00210fbb"/>
    </style:style>
    <style:style style:name="P7" style:family="paragraph" style:parent-style-name="Standard">
      <style:text-properties officeooo:rsid="00224a75" officeooo:paragraph-rsid="00224a75"/>
    </style:style>
    <style:style style:name="P8" style:family="paragraph" style:parent-style-name="Standard">
      <style:text-properties officeooo:rsid="0024a9a3" officeooo:paragraph-rsid="0024a9a3"/>
    </style:style>
    <style:style style:name="T1" style:family="text">
      <style:text-properties officeooo:rsid="001ed332"/>
    </style:style>
    <style:style style:name="T2" style:family="text">
      <style:text-properties officeooo:rsid="00202a75"/>
    </style:style>
    <style:style style:name="T3" style:family="text">
      <style:text-properties officeooo:rsid="00210fbb"/>
    </style:style>
    <style:style style:name="T4" style:family="text">
      <style:text-properties officeooo:rsid="00224a75"/>
    </style:style>
    <style:style style:name="T5" style:family="text">
      <style:text-properties fo:font-style="italic" style:font-style-asian="italic" style:font-style-complex="italic"/>
    </style:style>
    <style:style style:name="T6" style:family="text">
      <style:text-properties fo:font-style="italic" officeooo:rsid="00224a75" style:font-style-asian="italic" style:font-style-complex="italic"/>
    </style:style>
    <style:style style:name="T7" style:family="text">
      <style:text-properties fo:font-style="italic" officeooo:rsid="001ed33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24a75" style:font-style-asian="normal" style:font-style-complex="normal"/>
    </style:style>
    <style:style style:name="T10" style:family="text">
      <style:text-properties fo:font-style="normal" officeooo:rsid="0022f8d9" style:font-style-asian="normal" style:font-style-complex="normal"/>
    </style:style>
    <style:style style:name="T11" style:family="text">
      <style:text-properties fo:font-style="normal" officeooo:rsid="00272294" style:font-style-asian="normal" style:font-style-complex="normal"/>
    </style:style>
    <style:style style:name="T12" style:family="text">
      <style:text-properties fo:font-style="normal" officeooo:rsid="0028bc1b" style:font-style-asian="normal" style:font-style-complex="normal"/>
    </style:style>
    <style:style style:name="T13" style:family="text">
      <style:text-properties officeooo:rsid="00252b81"/>
    </style:style>
    <style:style style:name="T14" style:family="text">
      <style:text-properties officeooo:rsid="002722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K, Time to stop flaffing around...</text:p>
      <text:p text:style-name="P1"/>
      <text:p text:style-name="P1"/>
      <text:p text:style-name="P1">So I set a different challenge and tried to get a little bit <text:span text:style-name="T13">more </text:span>real. Rather than <text:span text:style-name="T13">our</text:span> client talking to <text:span text:style-name="T13">our</text:span> server, instead complete a TLS1.3 client negotiation with a real external TLS1.3 server. The server I chose is a test server provided at <text:span text:style-name="T5">tls13.cloudfare.com</text:span>, with the socket connection on the standard port 443.</text:p>
      <text:p text:style-name="P3"/>
      <text:p text:style-name="P1">My first attempt ended in dismal failure – I got an alert response from the server that <text:span text:style-name="T2">indicated it </text:span>wasn’t happy with my initial Client Hello. <text:span text:style-name="T2">But at least it was a recognisable response. I quickly fixed the problem and got a lot further the second time.</text:span></text:p>
      <text:p text:style-name="P1"/>
      <text:p text:style-name="P5">As I indicated <text:span text:style-name="T13">in my last blog</text:span> a big issue is the client side handling of the certificate chain sent by the server. <text:span text:style-name="T3">So the connection to <text:s/></text:span><text:span text:style-name="T7">tls13.cloudfare.com</text:span><text:span text:style-name="T1"> </text:span><text:span text:style-name="T3">was an opportunity to see what a real certificate chain looked like. This chain had 3 elements: The server cert itself (the “leaf” certificate), which was signed by an intermediate certificate, which was in turn signed by a root certificate, the certificate of the Certificate Authority (CA). However the root certificate was not included, it was simply referred to as the “issuer” of the intermediate cert. Apparently this structure is quite common – server/intermediate/root, although there could be multiple intermediates.</text:span></text:p>
      <text:p text:style-name="P5"/>
      <text:p text:style-name="P6">So how to find the root cert to complete the chain and check it out? Well the root cert should be found in my local store of <text:span text:style-name="T4">approved </text:span>CA certs. And right enough in my Ubuntu distribution there is a file <text:span text:style-name="T5">/</text:span><text:span text:style-name="T6">etc/ssl/certs/ca-certificates.crt</text:span><text:span text:style-name="T9"> which in a single file contains all of the worlds CA root certificates. So given the “issuer” a simple </text:span><text:span text:style-name="T11">linear </text:span><text:span text:style-name="T9">search through this file </text:span><text:span text:style-name="T11">quickly </text:span><text:span text:style-name="T9">found the right certificate. These root certificates are always self-signed.</text:span></text:p>
      <text:p text:style-name="P6"><text:span text:style-name="T9"/></text:p>
      <text:p text:style-name="P7"><text:span text:style-name="T8">In th</text:span><text:span text:style-name="T10">is</text:span><text:span text:style-name="T8"> case the root certificate was issued by "Baltimore CyberTrust Root", and the associated country was IE – Ireland. That brought back memories..</text:span></text:p>
      <text:p text:style-name="P7"><text:span text:style-name="T8"/></text:p>
      <text:p text:style-name="P7"><text:span text:style-name="T8">Back in 199</text:span><text:span text:style-name="T12">8</text:span><text:span text:style-name="T8"> at the height of the dotcom boom an ex-footballer and an academic set up what became Baltimore Technologies. At one time their capitalisation was 13.8 billion Euro. There main line of business was as a Certificate Authority. I remember visiting them in their trendy offices built under a railway bridge in the heart of Dublin. Even then I knew that setting up </text:span><text:span text:style-name="T10">yet </text:span><text:span text:style-name="T8">another Certificate Authority did not really constitute a viable </text:span><text:span text:style-name="T10">long-term </text:span><text:span text:style-name="T8">business plan. And right enough when the dotcom bubble burst, Baltimore Technologies spectacularly imploded.</text:span></text:p>
      <text:p text:style-name="P7"><text:span text:style-name="T8"/></text:p>
      <text:p text:style-name="P7"><text:span text:style-name="T8">So it was interesting to see that their root certificate is still in use. I did note that it was self-signed using SHA1, and hence should really be deprecated at this stage. But there it was, still in use and valid until 2024. And that’s the problem with the X509 certificate specification. It was designed </text:span><text:span text:style-name="T10">more than </text:span><text:span text:style-name="T8">20 years ago, and hence it is not surprising that it is beginning to look inadequate. Various extensions have been approved </text:span><text:span text:style-name="T10">in the interim</text:span><text:span text:style-name="T8">, but that doesn’t help with 20-year old certificates that are still out there in the wild.</text:span></text:p>
      <text:p text:style-name="P1"><text:s text:c="2"/></text:p>
      <text:p text:style-name="P8"><text:span text:style-name="T14">Anyway o</text:span>n<text:span text:style-name="T13">c</text:span>e the certificate chain checked out OK, the TLS1.3 handshake completed successfully, <text:span text:style-name="T13">which was very gratifying. </text:span><text:span text:style-name="T14">So at this stage we have a TLS1.3 client that works with at least one real TLS1.3 server. Next we need to test it against a wider range of servers and make the necessary adjustments so that it becomes a lot more robust.</text:span></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5T23:42:40.472000000</meta:creation-date>
    <meta:generator>LibreOffice/6.4.5.2$Windows_X86_64 LibreOffice_project/a726b36747cf2001e06b58ad5db1aa3a9a1872d6</meta:generator>
    <dc:date>2020-11-16T11:24:49.267000000</dc:date>
    <meta:editing-duration>PT52M28S</meta:editing-duration>
    <meta:editing-cycles>8</meta:editing-cycles>
    <meta:document-statistic meta:table-count="0" meta:image-count="0" meta:object-count="0" meta:page-count="1" meta:paragraph-count="10" meta:word-count="561" meta:character-count="3349" meta:non-whitespace-character-count="2791"/>
  </office:meta>
</office:document-meta>
</file>